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UNTIL 9 SEP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islate Against No Deal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table:formula="of:=[.A4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Route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5"/>
          <table:table-cell table:formula="of:=[.A7]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succeed</text:p>
          </table:table-cell>
          <table:table-cell table:number-columns-repeated="9"/>
        </table:table-row>
        <table:table-row table:style-name="ro1">
          <table:table-cell table:formula="of:=[.G4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10]*[.B10]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fail</text:p>
          </table:table-cell>
          <table:table-cell table:number-columns-repeated="9"/>
        </table:table-row>
        <table:table-row table:style-name="ro1">
          <table:table-cell table:formula="of:=[.G4]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3]*[.B13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7]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16]*[.B16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7]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19]*[.B19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– Corbyn – GE</text:p>
          </table:table-cell>
          <table:table-cell table:number-columns-repeated="9"/>
        </table:table-row>
        <table:table-row table:style-name="ro1">
          <table:table-cell table:formula="of:=[.G16]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22]*[.B22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– Centrist – GE</text:p>
          </table:table-cell>
          <table:table-cell table:number-columns-repeated="9"/>
        </table:table-row>
        <table:table-row table:style-name="ro1">
          <table:table-cell table:formula="of:=[.G16]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25]*[.B25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 administration</text:p>
          </table:table-cell>
          <table:table-cell table:number-columns-repeated="9"/>
        </table:table-row>
        <table:table-row table:style-name="ro1">
          <table:table-cell table:formula="of:=[.G19]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28]*[.B28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– PV</text:p>
          </table:table-cell>
          <table:table-cell table:number-columns-repeated="9"/>
        </table:table-row>
        <table:table-row table:style-name="ro1">
          <table:table-cell table:formula="of:=[.G16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31]*[.B31]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TY CONF PERIOD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hanges tack</text:p>
          </table:table-cell>
          <table:table-cell table:number-columns-repeated="9"/>
        </table:table-row>
        <table:table-row table:style-name="ro1">
          <table:table-cell table:formula="of:=[.G10]"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36]*[.B36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</text:p>
          </table:table-cell>
          <table:table-cell table:number-columns-repeated="9"/>
        </table:table-row>
        <table:table-row table:style-name="ro1">
          <table:table-cell table:formula="of:=[.G36]" office:value-type="float" office:value="0.036" calcext:value-type="float">
            <text:p>0.036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39]*[.B39]" office:value-type="float" office:value="0.0324" calcext:value-type="float">
            <text:p>0.03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n’t agree</text:p>
          </table:table-cell>
          <table:table-cell table:number-columns-repeated="9"/>
        </table:table-row>
        <table:table-row table:style-name="ro1">
          <table:table-cell table:formula="of:=[.G36]" office:value-type="float" office:value="0.036" calcext:value-type="float">
            <text:p>0.0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2]*[.B42]" office:value-type="float" office:value="0.0036" calcext:value-type="float">
            <text:p>0.0036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Johnson accepts Backstop</text:p>
          </table:table-cell>
          <table:table-cell table:number-columns-repeated="9"/>
        </table:table-row>
        <table:table-row table:style-name="ro1">
          <table:table-cell table:formula="of:=[.G10]"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6]*[.B46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goes to BXL and requests more time</text:p>
          </table:table-cell>
          <table:table-cell table:number-columns-repeated="9"/>
        </table:table-row>
        <table:table-row table:style-name="ro1">
          <table:table-cell table:formula="of:=[.G10]"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49]*[.B49]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 unconditionally to grant more time</text:p>
          </table:table-cell>
          <table:table-cell table:number-columns-repeated="9"/>
        </table:table-row>
        <table:table-row table:style-name="ro1">
          <table:table-cell table:formula="of:=[.G49]" office:value-type="float" office:value="0.072" calcext:value-type="float">
            <text:p>0.07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2]*[.B52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 not agree to more time</text:p>
          </table:table-cell>
          <table:table-cell table:number-columns-repeated="9"/>
        </table:table-row>
        <table:table-row table:style-name="ro1">
          <table:table-cell table:formula="of:=[.G49]" office:value-type="float" office:value="0.072" calcext:value-type="float">
            <text:p>0.07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5]*[.B55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alls an election</text:p>
          </table:table-cell>
          <table:table-cell table:number-columns-repeated="9"/>
        </table:table-row>
        <table:table-row table:style-name="ro1">
          <table:table-cell table:formula="of:=[.G10]"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8]*[.B58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ays he is trying to get a Deal</text:p>
          </table:table-cell>
          <table:table-cell table:number-columns-repeated="9"/>
        </table:table-row>
        <table:table-row table:style-name="ro1">
          <table:table-cell table:formula="of:=[.G10]"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61]*[.B61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K heads for Const crisis</text:p>
          </table:table-cell>
          <table:table-cell table:number-columns-repeated="9"/>
        </table:table-row>
        <table:table-row table:style-name="ro1">
          <table:table-cell table:formula="of:=[.G13]" office:value-type="float" office:value="0.24" calcext:value-type="float">
            <text:p>0.24</text:p>
          </table:table-cell>
          <table:table-cell table:number-columns-repeated="5"/>
          <table:table-cell table:formula="of:=[.A64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table:formula="of:=[.G19]" office:value-type="float" office:value="0.2" calcext:value-type="float">
            <text:p>0.2</text:p>
          </table:table-cell>
          <table:table-cell table:number-columns-repeated="5"/>
          <table:table-cell table:formula="of:=[.A65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64:.G65])"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TIL 31 OC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votes for Deal with orig Backstop</text:p>
          </table:table-cell>
          <table:table-cell table:number-columns-repeated="9"/>
        </table:table-row>
        <table:table-row table:style-name="ro1">
          <table:table-cell table:formula="of:=[.G39]" office:value-type="float" office:value="0.0324" calcext:value-type="float">
            <text:p>0.032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71]*[.B71]" office:value-type="float" office:value="0.01296" calcext:value-type="float">
            <text:p>0.0129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rejects Deal with orig Backstop</text:p>
          </table:table-cell>
          <table:table-cell table:number-columns-repeated="9"/>
        </table:table-row>
        <table:table-row table:style-name="ro1">
          <table:table-cell table:formula="of:=[.G39]" office:value-type="float" office:value="0.0324" calcext:value-type="float">
            <text:p>0.032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74]*[.B74]" office:value-type="float" office:value="0.01944" calcext:value-type="float">
            <text:p>0.019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P furious</text:p>
          </table:table-cell>
          <table:table-cell table:number-columns-repeated="9"/>
        </table:table-row>
        <table:table-row table:style-name="ro1">
          <table:table-cell table:formula="of:=[.G74]" office:value-type="float" office:value="0.01944" calcext:value-type="float">
            <text:p>0.01944</text:p>
          </table:table-cell>
          <table:table-cell table:number-columns-repeated="5"/>
          <table:table-cell table:formula="of:=[.A77]" office:value-type="float" office:value="0.01944" calcext:value-type="float">
            <text:p>0.01944</text:p>
          </table:table-cell>
          <table:table-cell table:number-columns-repeated="3"/>
        </table:table-row>
        <table:table-row table:style-name="ro1">
          <table:table-cell table:formula="of:=[.G42]" office:value-type="float" office:value="0.0036" calcext:value-type="float">
            <text:p>0.0036</text:p>
          </table:table-cell>
          <table:table-cell table:number-columns-repeated="5"/>
          <table:table-cell table:formula="of:=[.A78]" office:value-type="float" office:value="0.0036" calcext:value-type="float">
            <text:p>0.003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77:.G78])" office:value-type="float" office:value="0.02304" calcext:value-type="float">
            <text:p>0.0230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 Passes</text:p>
          </table:table-cell>
          <table:table-cell table:number-columns-repeated="9"/>
        </table:table-row>
        <table:table-row table:style-name="ro1">
          <table:table-cell table:formula="of:=[.G46]" office:value-type="float" office:value="0.036" calcext:value-type="float">
            <text:p>0.03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82]*[.B82]" office:value-type="float" office:value="0.0144" calcext:value-type="float">
            <text:p>0.01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 Fails</text:p>
          </table:table-cell>
          <table:table-cell table:number-columns-repeated="9"/>
        </table:table-row>
        <table:table-row table:style-name="ro1">
          <table:table-cell table:formula="of:=[.G46]" office:value-type="float" office:value="0.036" calcext:value-type="float">
            <text:p>0.03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85]*[.B85]" office:value-type="float" office:value="0.0216" calcext:value-type="float">
            <text:p>0.02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2/3 for Election</text:p>
          </table:table-cell>
          <table:table-cell table:number-columns-repeated="9"/>
        </table:table-row>
        <table:table-row table:style-name="ro1">
          <table:table-cell table:formula="of:=[.G85]" office:value-type="float" office:value="0.0216" calcext:value-type="float">
            <text:p>0.021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88]*[.B88]" office:value-type="float" office:value="0.00864000000000001" calcext:value-type="float">
            <text:p>0.00864</text:p>
          </table:table-cell>
          <table:table-cell table:number-columns-repeated="3"/>
        </table:table-row>
        <table:table-row table:style-name="ro1">
          <table:table-cell table:formula="of:=[.G55]" office:value-type="float" office:value="0.036" calcext:value-type="float">
            <text:p>0.036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89]*[.B89]" office:value-type="float" office:value="0.0252" calcext:value-type="float">
            <text:p>0.0252</text:p>
          </table:table-cell>
          <table:table-cell table:number-columns-repeated="3"/>
        </table:table-row>
        <table:table-row table:style-name="ro1">
          <table:table-cell table:formula="of:=[.G58]" office:value-type="float" office:value="0.18" calcext:value-type="float">
            <text:p>0.18</text:p>
          </table:table-cell>
          <table:table-cell table:number-columns-repeated="5"/>
          <table:table-cell table:formula="of:=[.A90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formula="of:=[.G22]" office:value-type="float" office:value="0.06" calcext:value-type="float">
            <text:p>0.06</text:p>
          </table:table-cell>
          <table:table-cell table:number-columns-repeated="5"/>
          <table:table-cell table:formula="of:=[.A91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formula="of:=[.G25]" office:value-type="float" office:value="0.06" calcext:value-type="float">
            <text:p>0.06</text:p>
          </table:table-cell>
          <table:table-cell table:number-columns-repeated="5"/>
          <table:table-cell table:formula="of:=[.A92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88:.G92])" office:value-type="float" office:value="0.33384" calcext:value-type="float">
            <text:p>0.33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on to BXL to ask to extend for election</text:p>
          </table:table-cell>
          <table:table-cell table:number-columns-repeated="9"/>
        </table:table-row>
        <table:table-row table:style-name="ro1">
          <table:table-cell table:formula="of:=[.G93]" office:value-type="float" office:value="0.33384" calcext:value-type="float">
            <text:p>0.33384</text:p>
          </table:table-cell>
          <table:table-cell table:number-columns-repeated="5"/>
          <table:table-cell table:formula="of:=[.A95]" office:value-type="float" office:value="0.33384" calcext:value-type="float">
            <text:p>0.33384</text:p>
          </table:table-cell>
          <table:table-cell table:number-columns-repeated="3"/>
        </table:table-row>
        <table:table-row table:style-name="ro1">
          <table:table-cell table:formula="of:=[.G28]" office:value-type="float" office:value="0.06" calcext:value-type="float">
            <text:p>0.06</text:p>
          </table:table-cell>
          <table:table-cell table:number-columns-repeated="5"/>
          <table:table-cell table:formula="of:=[.A96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95:.G96])" office:value-type="float" office:value="0.39384" calcext:value-type="float">
            <text:p>0.39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en refuses to prorogue</text:p>
          </table:table-cell>
          <table:table-cell table:number-columns-repeated="9"/>
        </table:table-row>
        <table:table-row table:style-name="ro1">
          <table:table-cell table:formula="of:=[.G66]"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99]*[.B99]" office:value-type="float" office:value="0.044" calcext:value-type="float">
            <text:p>0.0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ugham et all succeed</text:p>
          </table:table-cell>
          <table:table-cell table:number-columns-repeated="9"/>
        </table:table-row>
        <table:table-row table:style-name="ro1">
          <table:table-cell table:formula="of:=[.G66]"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02]*[.B102]" office:value-type="float" office:value="0.088" calcext:value-type="float">
            <text:p>0.0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rogation succeeds</text:p>
          </table:table-cell>
          <table:table-cell table:number-columns-repeated="9"/>
        </table:table-row>
        <table:table-row table:style-name="ro1">
          <table:table-cell table:formula="of:=[.G66]"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105]*[.B105]" office:value-type="float" office:value="0.308" calcext:value-type="float">
            <text:p>0.30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in October</text:p>
          </table:table-cell>
          <table:table-cell table:number-columns-repeated="9"/>
        </table:table-row>
        <table:table-row table:style-name="ro1">
          <table:table-cell table:formula="of:=[.G79]" office:value-type="float" office:value="0.02304" calcext:value-type="float">
            <text:p>0.02304</text:p>
          </table:table-cell>
          <table:table-cell table:number-columns-repeated="5"/>
          <table:table-cell table:formula="of:=[.A108]" office:value-type="float" office:value="0.02304" calcext:value-type="float">
            <text:p>0.02304</text:p>
          </table:table-cell>
          <table:table-cell table:number-columns-repeated="3"/>
        </table:table-row>
        <table:table-row table:style-name="ro1">
          <table:table-cell table:formula="of:=[.G85]" office:value-type="float" office:value="0.0216" calcext:value-type="float">
            <text:p>0.021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09]*[.B109]" office:value-type="float" office:value="0.00864000000000001" calcext:value-type="float">
            <text:p>0.00864</text:p>
          </table:table-cell>
          <table:table-cell table:number-columns-repeated="3"/>
        </table:table-row>
        <table:table-row table:style-name="ro1">
          <table:table-cell table:formula="of:=[.G55]" office:value-type="float" office:value="0.036" calcext:value-type="float">
            <text:p>0.03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110]*[.B110]" office:value-type="float" office:value="0.0108" calcext:value-type="float">
            <text:p>0.0108</text:p>
          </table:table-cell>
          <table:table-cell table:number-columns-repeated="3"/>
        </table:table-row>
        <table:table-row table:style-name="ro1">
          <table:table-cell table:formula="of:=[.G61]" office:value-type="float" office:value="0.036" calcext:value-type="float">
            <text:p>0.036</text:p>
          </table:table-cell>
          <table:table-cell table:number-columns-repeated="5"/>
          <table:table-cell table:formula="of:=[.A111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formula="of:=[.G99]" office:value-type="float" office:value="0.044" calcext:value-type="float">
            <text:p>0.044</text:p>
          </table:table-cell>
          <table:table-cell table:number-columns-repeated="5"/>
          <table:table-cell table:formula="of:=[.A112]" office:value-type="float" office:value="0.044" calcext:value-type="float">
            <text:p>0.044</text:p>
          </table:table-cell>
          <table:table-cell table:number-columns-repeated="3"/>
        </table:table-row>
        <table:table-row table:style-name="ro1">
          <table:table-cell table:formula="of:=[.G102]" office:value-type="float" office:value="0.088" calcext:value-type="float">
            <text:p>0.088</text:p>
          </table:table-cell>
          <table:table-cell table:number-columns-repeated="5"/>
          <table:table-cell table:formula="of:=[.A113]" office:value-type="float" office:value="0.088" calcext:value-type="float">
            <text:p>0.088</text:p>
          </table:table-cell>
          <table:table-cell table:number-columns-repeated="3"/>
        </table:table-row>
        <table:table-row table:style-name="ro1">
          <table:table-cell table:formula="of:=[.G105]" office:value-type="float" office:value="0.308" calcext:value-type="float">
            <text:p>0.308</text:p>
          </table:table-cell>
          <table:table-cell table:number-columns-repeated="5"/>
          <table:table-cell table:formula="of:=[.A114]" office:value-type="float" office:value="0.308" calcext:value-type="float">
            <text:p>0.30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08:.G114])" office:value-type="float" office:value="0.51848" calcext:value-type="float">
            <text:p>0.51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115]" office:value-type="float" office:value="0.51848" calcext:value-type="float">
            <text:p>0.51848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117]*[.B117]" office:value-type="float" office:value="0.311088" calcext:value-type="float">
            <text:p>0.3110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115]" office:value-type="float" office:value="0.51848" calcext:value-type="float">
            <text:p>0.51848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20]*[.B120]" office:value-type="float" office:value="0.207392" calcext:value-type="float">
            <text:p>0.20739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no administration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1088" calcext:value-type="float">
            <text:p>0.31108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23]*[.B123]" office:value-type="float" office:value="0.0311088" calcext:value-type="float">
            <text:p>0.03110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interim and GE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1088" calcext:value-type="float">
            <text:p>0.311088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26]*[.B126]" office:value-type="float" office:value="0.1244352" calcext:value-type="float">
            <text:p>0.124435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Corbyn and GE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1088" calcext:value-type="float">
            <text:p>0.311088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  <table:table-cell table:formula="of:=[.A129]*[.B129]" office:value-type="float" office:value="0.1244352" calcext:value-type="float">
            <text:p>0.124435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interim and PV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1088" calcext:value-type="float">
            <text:p>0.31108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32]*[.B132]" office:value-type="float" office:value="0.0311088" calcext:value-type="float">
            <text:p>0.03110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 last min extension</text:p>
          </table:table-cell>
          <table:table-cell table:number-columns-repeated="9"/>
        </table:table-row>
        <table:table-row table:style-name="ro1">
          <table:table-cell table:formula="of:=[.G120]" office:value-type="float" office:value="0.207392" calcext:value-type="float">
            <text:p>0.20739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35]*[.B135]" office:value-type="float" office:value="0.0414784" calcext:value-type="float">
            <text:p>0.0414784</text:p>
          </table:table-cell>
          <table:table-cell table:number-columns-repeated="3"/>
        </table:table-row>
        <table:table-row table:style-name="ro1">
          <table:table-cell table:formula="of:=[.G85]" office:value-type="float" office:value="0.0216" calcext:value-type="float">
            <text:p>0.021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36]*[.B136]" office:value-type="float" office:value="0.00432" calcext:value-type="float">
            <text:p>0.0043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35:.G136])" office:value-type="float" office:value="0.0457984" calcext:value-type="float">
            <text:p>0.045798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!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al with original backstop</text:p>
          </table:table-cell>
          <table:table-cell table:number-columns-repeated="6"/>
          <table:table-cell office:value-type="string" calcext:value-type="string">
            <text:p>Percent</text:p>
          </table:table-cell>
          <table:table-cell table:number-columns-repeated="2"/>
        </table:table-row>
        <table:table-row table:style-name="ro1">
          <table:table-cell table:formula="of:=[.G71]" office:value-type="float" office:value="0.01296" calcext:value-type="float">
            <text:p>0.01296</text:p>
          </table:table-cell>
          <table:table-cell table:number-columns-repeated="5"/>
          <table:table-cell table:formula="of:=[.A142]" office:value-type="float" office:value="0.01296" calcext:value-type="float">
            <text:p>0.01296</text:p>
          </table:table-cell>
          <table:table-cell table:formula="of:=[.G142]*100" office:value-type="float" office:value="1.296" calcext:value-type="float">
            <text:p>1.296</text:p>
          </table:table-cell>
          <table:table-cell table:style-name="ce2" table:formula="of:=[.H142]" office:value-type="float" office:value="1.296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23]" office:value-type="float" office:value="0.0311088" calcext:value-type="float">
            <text:p>0.0311088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45]*[.B145]" office:value-type="float" office:value="0.02488704" calcext:value-type="float">
            <text:p>0.02488704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26]" office:value-type="float" office:value="0.1244352" calcext:value-type="float">
            <text:p>0.1244352</text:p>
          </table:table-cell>
          <table:table-cell table:number-columns-repeated="5"/>
          <table:table-cell table:formula="of:=[.A146]" office:value-type="float" office:value="0.1244352" calcext:value-type="float">
            <text:p>0.124435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29]" office:value-type="float" office:value="0.1244352" calcext:value-type="float">
            <text:p>0.1244352</text:p>
          </table:table-cell>
          <table:table-cell table:number-columns-repeated="5"/>
          <table:table-cell table:formula="of:=[.A147]" office:value-type="float" office:value="0.1244352" calcext:value-type="float">
            <text:p>0.124435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97]" office:value-type="float" office:value="0.39384" calcext:value-type="float">
            <text:p>0.39384</text:p>
          </table:table-cell>
          <table:table-cell table:number-columns-repeated="5"/>
          <table:table-cell table:formula="of:=[.A148]" office:value-type="float" office:value="0.39384" calcext:value-type="float">
            <text:p>0.39384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45:.G148])" office:value-type="float" office:value="0.66759744" calcext:value-type="float">
            <text:p>0.66759744</text:p>
          </table:table-cell>
          <table:table-cell table:formula="of:=[.G149]*100" office:value-type="float" office:value="66.759744" calcext:value-type="float">
            <text:p>66.759744</text:p>
          </table:table-cell>
          <table:table-cell table:style-name="ce2" table:formula="of:=[.H149]" office:value-type="float" office:value="66.759744" calcext:value-type="float">
            <text:p>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32]" office:value-type="float" office:value="0.0311088" calcext:value-type="float">
            <text:p>0.0311088</text:p>
          </table:table-cell>
          <table:table-cell table:number-columns-repeated="5"/>
          <table:table-cell table:formula="of:=[.A152]" office:value-type="float" office:value="0.0311088" calcext:value-type="float">
            <text:p>0.0311088</text:p>
          </table:table-cell>
          <table:table-cell table:number-columns-repeated="3"/>
        </table:table-row>
        <table:table-row table:style-name="ro1">
          <table:table-cell table:formula="of:=[.G31]" office:value-type="float" office:value="0.02" calcext:value-type="float">
            <text:p>0.02</text:p>
          </table:table-cell>
          <table:table-cell table:number-columns-repeated="5"/>
          <table:table-cell table:formula="of:=[.A153]" office:value-type="float" office:value="0.02" calcext:value-type="float">
            <text:p>0.02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52:.G153])" office:value-type="float" office:value="0.0511088" calcext:value-type="float">
            <text:p>0.0511088</text:p>
          </table:table-cell>
          <table:table-cell table:formula="of:=[.G154]*100" office:value-type="float" office:value="5.11088" calcext:value-type="float">
            <text:p>5.11088</text:p>
          </table:table-cell>
          <table:table-cell table:style-name="ce2" table:formula="of:=[.H154]" office:value-type="float" office:value="5.11088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82]" office:value-type="float" office:value="0.0144" calcext:value-type="float">
            <text:p>0.0144</text:p>
          </table:table-cell>
          <table:table-cell table:number-columns-repeated="5"/>
          <table:table-cell table:formula="of:=[.A156]" office:value-type="float" office:value="0.0144" calcext:value-type="float">
            <text:p>0.0144</text:p>
          </table:table-cell>
          <table:table-cell table:formula="of:=[.G156]*100" office:value-type="float" office:value="1.44" calcext:value-type="float">
            <text:p>1.44</text:p>
          </table:table-cell>
          <table:table-cell table:style-name="ce2" table:formula="of:=[.H156]" office:value-type="float" office:value="1.44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23]" office:value-type="float" office:value="0.0311088" calcext:value-type="float">
            <text:p>0.031108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59]*[.B159]" office:value-type="float" office:value="0.00622176" calcext:value-type="float">
            <text:p>0.00622176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20]" office:value-type="float" office:value="0.207392" calcext:value-type="float">
            <text:p>0.207392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60]*[.B160]" office:value-type="float" office:value="0.1659136" calcext:value-type="float">
            <text:p>0.1659136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59:.G160])" office:value-type="float" office:value="0.17213536" calcext:value-type="float">
            <text:p>0.17213536</text:p>
          </table:table-cell>
          <table:table-cell table:formula="of:=[.G161]*100" office:value-type="float" office:value="17.213536" calcext:value-type="float">
            <text:p>17.213536</text:p>
          </table:table-cell>
          <table:table-cell table:style-name="ce2" table:formula="of:=[.H161]" office:value-type="float" office:value="17.213536" calcext:value-type="float">
            <text:p>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37]" office:value-type="float" office:value="0.0457984" calcext:value-type="float">
            <text:p>0.0457984</text:p>
          </table:table-cell>
          <table:table-cell table:number-columns-repeated="5"/>
          <table:table-cell table:formula="of:=[.A163]" office:value-type="float" office:value="0.0457984" calcext:value-type="float">
            <text:p>0.0457984</text:p>
          </table:table-cell>
          <table:table-cell/>
          <table:table-cell table:style-name="ce2"/>
          <table:table-cell/>
        </table:table-row>
        <table:table-row table:style-name="ro1">
          <table:table-cell table:formula="of:=[.G52]" office:value-type="float" office:value="0.036" calcext:value-type="float">
            <text:p>0.036</text:p>
          </table:table-cell>
          <table:table-cell table:number-columns-repeated="5"/>
          <table:table-cell table:formula="of:=[.A164]" office:value-type="float" office:value="0.036" calcext:value-type="float">
            <text:p>0.036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63:.G164])" office:value-type="float" office:value="0.0817984" calcext:value-type="float">
            <text:p>0.0817984</text:p>
          </table:table-cell>
          <table:table-cell table:formula="of:=[.G165]*100" office:value-type="float" office:value="8.17984" calcext:value-type="float">
            <text:p>8.17984</text:p>
          </table:table-cell>
          <table:table-cell table:style-name="ce2" table:formula="of:=[.H165]" office:value-type="float" office:value="8.17984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[.G142]+[.G149]+[.G152]+[.G156]+[.G161]+[.G165]" office:value-type="float" office:value="0.98" calcext:value-type="float">
            <text:p>0.98</text:p>
          </table:table-cell>
          <table:table-cell table:formula="of:=[.H142]+[.H149]+[.H154]+[.H156]+[.H161]+[.H165]" office:value-type="float" office:value="100" calcext:value-type="float">
            <text:p>100</text:p>
          </table:table-cell>
          <table:table-cell/>
          <table:table-cell table:formula="of:=SUM([.J142:.J16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8-28T09:35:19.795242942</meta:creation-date>
    <meta:generator>LibreOffice/6.2.0.3$MacOSX_X86_64 LibreOffice_project/98c6a8a1c6c7b144ce3cc729e34964b47ce25d62</meta:generator>
    <dc:date>2019-08-28T13:34:28.485880932</dc:date>
    <dc:creator>Jon Worth</dc:creator>
    <meta:editing-duration>PT31M40S</meta:editing-duration>
    <meta:editing-cycles>7</meta:editing-cycles>
    <meta:document-statistic meta:table-count="1" meta:cell-count="247" meta:object-count="0"/>
  </office:meta>
</office:document-meta>
</file>